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D2000003203FFFB381.png" manifest:media-type="image/png"/>
  <manifest:file-entry manifest:full-path="Pictures/10000201000000500000002E8A11BABC.png" manifest:media-type="image/png"/>
  <manifest:file-entry manifest:full-path="Pictures/10000201000001900000012477A0DE67.png" manifest:media-type="image/png"/>
  <manifest:file-entry manifest:full-path="Pictures/100002010000026600000116E44942A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fo:min-height="1.107cm"/>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fill="solid" draw:fill-color="#b2b2b2" draw:textarea-horizontal-align="justify" draw:textarea-vertical-align="middle" draw:auto-grow-height="false"/>
    </style:style>
    <style:style style:name="gr6" style:family="graphic" style:parent-style-name="standard">
      <style:graphic-properties svg:stroke-width="0.305cm" draw:marker-start-width="0.655cm" draw:marker-end-width="0.655cm" draw:textarea-vertical-align="middle" fo:padding-top="0.275cm" fo:padding-bottom="0.275cm" fo:padding-left="0.4cm" fo:padding-right="0.4cm"/>
    </style:style>
    <style:style style:name="gr7"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color="#000099" fo:font-size="28pt" fo:font-weight="bold" style:font-size-asian="28pt" style:font-weight-asian="bold" style:font-size-complex="28pt" style:font-weight-complex="bold"/>
    </style:style>
    <style:style style:name="P3" style:family="paragraph">
      <style:paragraph-properties fo:text-align="center"/>
      <style:text-properties fo:color="#000099" fo:font-size="28pt" fo:font-weight="bold" style:font-size-asian="28pt" style:font-weight-asian="bold" style:font-size-complex="28pt" style:font-weight-complex="bold"/>
    </style:style>
    <style:style style:name="T1" style:family="text">
      <style:text-properties fo:color="#000099" fo:font-size="28pt" fo:font-weight="bold" style:font-size-asian="28pt" style:font-weight-asian="bold" style:font-size-complex="28pt" style:font-weight-complex="bold"/>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xml:id="id3" draw:id="id3" draw:layer="layout" svg:width="16.95cm" svg:height="7.757cm" svg:x="2.016cm" svg:y="1.244cm">
          <draw:image xlink:href="Pictures/100002010000026600000116E44942A0.png" xlink:type="simple" xlink:show="embed" xlink:actuate="onLoad">
            <text:p/>
          </draw:image>
        </draw:frame>
        <draw:frame draw:style-name="gr1" draw:text-style-name="P1" draw:layer="layout" svg:width="11.042cm" svg:height="8.148cm" svg:x="1.329cm" svg:y="20.238cm">
          <draw:image xlink:href="Pictures/10000201000001900000012477A0DE67.png" xlink:type="simple" xlink:show="embed" xlink:actuate="onLoad">
            <text:p/>
          </draw:image>
        </draw:frame>
        <draw:frame draw:style-name="gr1" draw:text-style-name="P1" draw:layer="layout" svg:width="2.207cm" svg:height="1.282cm" svg:x="2.778cm" svg:y="20.812cm">
          <draw:image xlink:href="Pictures/10000201000000500000002E8A11BABC.png" xlink:type="simple" xlink:show="embed" xlink:actuate="onLoad">
            <text:p/>
          </draw:image>
        </draw:frame>
        <draw:frame draw:style-name="gr1" draw:text-style-name="P1" draw:layer="layout" svg:width="2.207cm" svg:height="1.282cm" svg:x="5.699cm" svg:y="19.669cm">
          <draw:image xlink:href="Pictures/10000201000000500000002E8A11BABC.png" xlink:type="simple" xlink:show="embed" xlink:actuate="onLoad">
            <text:p/>
          </draw:image>
        </draw:frame>
        <draw:frame draw:style-name="gr1" draw:text-style-name="P1" draw:layer="layout" svg:width="2.207cm" svg:height="1.282cm" svg:x="1.968cm" svg:y="23.213cm">
          <draw:image xlink:href="Pictures/10000201000000500000002E8A11BABC.png" xlink:type="simple" xlink:show="embed" xlink:actuate="onLoad">
            <text:p/>
          </draw:image>
        </draw:frame>
        <draw:frame draw:style-name="gr1" draw:text-style-name="P1" draw:layer="layout" svg:width="2.207cm" svg:height="1.282cm" svg:x="1.079cm" svg:y="25.245cm">
          <draw:image xlink:href="Pictures/10000201000000500000002E8A11BABC.png" xlink:type="simple" xlink:show="embed" xlink:actuate="onLoad">
            <text:p/>
          </draw:image>
        </draw:frame>
        <draw:frame draw:style-name="gr1" draw:text-style-name="P1" draw:layer="layout" svg:width="2.207cm" svg:height="1.282cm" svg:x="11.287cm" svg:y="25.892cm">
          <draw:image xlink:href="Pictures/10000201000000500000002E8A11BABC.png" xlink:type="simple" xlink:show="embed" xlink:actuate="onLoad">
            <text:p/>
          </draw:image>
        </draw:frame>
        <draw:frame draw:style-name="gr1" draw:text-style-name="P1" draw:layer="layout" svg:width="2.207cm" svg:height="1.282cm" svg:x="8.699cm" svg:y="23.467cm">
          <draw:image xlink:href="Pictures/10000201000000500000002E8A11BABC.png" xlink:type="simple" xlink:show="embed" xlink:actuate="onLoad">
            <text:p/>
          </draw:image>
        </draw:frame>
        <draw:frame draw:style-name="gr1" draw:text-style-name="P1" draw:layer="layout" svg:width="2.207cm" svg:height="1.282cm" svg:x="8.699cm" svg:y="20.304cm">
          <draw:image xlink:href="Pictures/10000201000000500000002E8A11BABC.png" xlink:type="simple" xlink:show="embed" xlink:actuate="onLoad">
            <text:p/>
          </draw:image>
        </draw:frame>
        <draw:frame draw:style-name="gr1" draw:text-style-name="P1" draw:layer="layout" svg:width="2.207cm" svg:height="1.282cm" svg:x="4.127cm" svg:y="26.527cm">
          <draw:image xlink:href="Pictures/10000201000000500000002E8A11BABC.png" xlink:type="simple" xlink:show="embed" xlink:actuate="onLoad">
            <text:p/>
          </draw:image>
        </draw:frame>
        <draw:frame draw:style-name="gr2" draw:text-style-name="P2" draw:layer="layout" svg:width="4.989cm" svg:height="1.356cm" svg:x="7.314cm" svg:y="26.949cm">
          <draw:text-box>
            <text:p text:style-name="P2"><text:span text:style-name="T1">OnionBot</text:span></text:p>
          </draw:text-box>
        </draw:frame>
        <draw:frame draw:style-name="gr3" draw:text-style-name="P2" draw:layer="layout" svg:width="9.18cm" svg:height="1.357cm" svg:x="7.858cm" svg:y="6.461cm">
          <draw:text-box>
            <text:p text:style-name="P2"><text:span text:style-name="T1">Django Front-end</text:span></text:p>
          </draw:text-box>
        </draw:frame>
        <draw:frame draw:style-name="gr1" draw:text-style-name="P1" xml:id="id1" draw:id="id1" draw:layer="layout" svg:width="4.235cm" svg:height="5.237cm" svg:x="15.561cm" svg:y="19.385cm">
          <draw:image xlink:href="Pictures/10000201000002D2000003203FFFB381.png" xlink:type="simple" xlink:show="embed" xlink:actuate="onLoad">
            <text:p/>
          </draw:image>
        </draw:frame>
        <draw:custom-shape draw:style-name="gr4" draw:text-style-name="P1" draw:layer="layout" svg:width="3.683cm" svg:height="3.302cm" svg:x="11.653cm" svg:y="21.24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 draw:text-style-name="P2" draw:layer="layout" svg:width="6.259cm" svg:height="1.356cm" svg:x="13.827cm" svg:y="23.987cm">
          <draw:text-box>
            <text:p text:style-name="P2"><text:span text:style-name="T1">Apache Solr</text:span></text:p>
          </draw:text-box>
        </draw:frame>
        <draw:frame draw:style-name="gr2" draw:layer="layout" svg:width="3.211cm" svg:height="0.962cm" svg:x="16.105cm" svg:y="21.835cm">
          <draw:text-box>
            <text:p>Database</text:p>
          </draw:text-box>
        </draw:frame>
        <draw:frame draw:style-name="gr1" draw:text-style-name="P1" draw:layer="layout" svg:width="4.235cm" svg:height="5.237cm" svg:x="1.837cm" svg:y="5.572cm">
          <draw:image xlink:href="Pictures/10000201000002D2000003203FFFB381.png" xlink:type="simple" xlink:show="embed" xlink:actuate="onLoad">
            <text:p/>
          </draw:image>
        </draw:frame>
        <draw:frame draw:style-name="gr2" draw:layer="layout" svg:width="3.211cm" svg:height="0.962cm" svg:x="2.099cm" svg:y="7.912cm">
          <draw:text-box>
            <text:p>Database</text:p>
          </draw:text-box>
        </draw:frame>
        <draw:frame draw:style-name="gr2" draw:text-style-name="P2" draw:layer="layout" svg:width="6.2cm" svg:height="1.356cm" svg:x="1.083cm" svg:y="10.566cm">
          <draw:text-box>
            <text:p text:style-name="P2"><text:span text:style-name="T1">PostgreSQL</text:span></text:p>
          </draw:text-box>
        </draw:frame>
        <draw:custom-shape draw:style-name="gr5" draw:text-style-name="P3" xml:id="id2" draw:id="id2" draw:layer="layout" svg:width="8.89cm" svg:height="3.302cm" svg:x="11.033cm" svg:y="12.43cm">
          <text:p text:style-name="P2"><text:span text:style-name="T1">Django-Haystac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1" draw:layer="layout" svg:x1="17.678cm" svg:y1="19.385cm" svg:x2="15.478cm" svg:y2="15.732cm" draw:start-shape="id1" draw:start-glue-point="0" draw:end-shape="id2" draw:end-glue-point="8" svg:d="M17678 19385v-1825h-2200v-1828" svg:viewBox="0 0 2201 3654">
          <text:p/>
        </draw:connector>
        <draw:connector draw:style-name="gr6" draw:text-style-name="P1" draw:layer="layout" svg:x1="15.478cm" svg:y1="12.43cm" svg:x2="10.491cm" svg:y2="9.001cm" draw:start-shape="id2" draw:end-shape="id3" draw:end-glue-point="2" svg:d="M15478 12430v-1715h-4987v-1714" svg:viewBox="0 0 4988 3430">
          <text:p/>
        </draw:connector>
        <draw:frame draw:style-name="gr2" draw:layer="layout" svg:width="7.587cm" svg:height="3.095cm" svg:x="1.06cm" svg:y="13.573cm">
          <draw:text-box>
            <text:list text:style-name="L1">
              <text:list-header>
                <text:p><text:span text:style-name="T2">Custom scripts</text:span></text:p>
              </text:list-header>
              <text:list-item>
                <text:p>Tor2web statistics</text:p>
              </text:list-item>
              <text:list-item>
                <text:p>Public WWW backlinks</text:p>
              </text:list-item>
              <text:list-item>
                <text:p>Online checker</text:p>
              </text:list-item>
            </text:list>
          </draw:text-box>
        </draw:frame>
        <draw:line draw:style-name="gr7" draw:text-style-name="P1" draw:layer="layout" svg:x1="3.854cm" svg:y1="13.573cm" svg:x2="3.854cm" svg:y2="12.17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7T13:14:33.075935270</meta:creation-date>
    <meta:generator>LibreOffice/4.2.4.2$Linux_X86_64 LibreOffice_project/420m0$Build-2</meta:generator>
    <dc:date>2014-08-23T13:21:40.818365935</dc:date>
    <meta:editing-duration>PT3M40S</meta:editing-duration>
    <meta:editing-cycles>2</meta:editing-cycles>
    <meta:document-statistic meta:object-count="24"/>
  </office:meta>
</office:document-meta>
</file>